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water_target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MERICAM AMBER 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MERICAN BARLEY WIN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MERICAN BROWN 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MERICAN IPA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MERICAN LIGHT LAGE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MERICAN PALE ALE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MERICAN STOU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MERCIAN WHEA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ALTIC PORTE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ELGIAN BLOND <text:s/>ALE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LEGIAN DOUB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ELGIAN PALE 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ELGIAN PALE TRIP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ERLINER WEISSE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IÈRE DE GARD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LOND 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OHEMIAN PILSENE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ROWN PORTE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MERICAN PILSENE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MERICAN DARK LAGE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DARK STRONG 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DOPPLEBOCK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DORTMUNDER EXPORT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DRY STOU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DUNKELWEIZE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DUSSELDORF ALTBIE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EISBOCK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ENGLISH BARLEY WIN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ENGLISH IPA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FLANDERS RED 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FRUIT LAMBIC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ERMAN PILSNER (PILS)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OLDEN STRONG 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GEUZE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HELLES BOCK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MPERIAL IPA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MPERIAL STOU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RISH RED 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KÖLSH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IL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UNICH DUNKE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UNICH HELLE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NORTHERN ENGLISH BROW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NORTHERN GERMAN ALTBIE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OATMEAL STOU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OKTOBERFEST/MÄRZE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OLD 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ITTE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ROBUST PORTE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AISON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CHWARTZBIE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COTTISH 80 SHILLINGS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COTTISH 60 SHILLINGS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COTTISH 70 SHILLINGS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PECIAL BITTER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TANDARD AMERICAN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TRAIGHT LAMBIC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TRONG BITTE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TRONG SCOTCH 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WEET STOU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RADITIONAL BOCK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VIENNA LAGE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IZEN BOCK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IZEN 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ITBIER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meta:initial-creator>phpMyAdmin 5.2.0-2.fc37</meta:initial-creator>
    <meta:creation-date>2023-01-17T12:23:47+00:00</meta:creation-date>
    <dc:date>2023-01-17T13:25:10.043804048</dc:date>
    <meta:editing-duration>PT54S</meta:editing-duration>
    <meta:editing-cycles>1</meta:editing-cycles>
    <meta:document-statistic meta:table-count="1" meta:cell-count="910" meta:object-count="0"/>
  </office:meta>
</office:document-meta>
</file>